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600 závitů</text:p>
          </table:table-cell>
          <table:covered-table-cell table:number-columns-repeated="2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1200 závitů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/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R/ohm</text:p>
          </table:table-cell>
          <table:table-cell office:value-type="string" calcext:value-type="string">
            <text:p>Z přístroje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/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R/ohm</text:p>
          </table:table-cell>
          <table:table-cell office:value-type="string" calcext:value-type="string">
            <text:p>Z přístrojem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z jádra</text:p>
          </table:table-cell>
          <table:table-cell office:value-type="float" office:value="2.72" calcext:value-type="float">
            <text:p>2.72</text:p>
          </table:table-cell>
          <table:table-cell office:value-type="float" office:value="555" calcext:value-type="float">
            <text:p>555</text:p>
          </table:table-cell>
          <table:table-cell table:formula="of:=[.C3]/([.D3]/1000)" office:value-type="float" office:value="4.9009009009009" calcext:value-type="float">
            <text:p>4.90090090090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J3]/([.K3]/1000)" office:value-type="float" office:value="33.3333333333333" calcext:value-type="float">
            <text:p>33.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 tyčovým jádrem</text:p>
          </table:table-cell>
          <table:table-cell office:value-type="float" office:value="2.71" calcext:value-type="float">
            <text:p>2.71</text:p>
          </table:table-cell>
          <table:table-cell office:value-type="float" office:value="567" calcext:value-type="float">
            <text:p>567</text:p>
          </table:table-cell>
          <table:table-cell table:formula="of:=[.C4]/([.D4]/1000)" office:value-type="float" office:value="4.77954144620811" calcext:value-type="float">
            <text:p>4.77954144620811</text:p>
          </table:table-cell>
          <table:table-cell table:number-columns-repeated="4"/>
          <table:table-cell office:value-type="float" office:value="4.006" calcext:value-type="float">
            <text:p>4.006</text:p>
          </table:table-cell>
          <table:table-cell office:value-type="float" office:value="119" calcext:value-type="float">
            <text:p>119</text:p>
          </table:table-cell>
          <table:table-cell table:formula="of:=[.J4]/([.K4]/1000)" office:value-type="float" office:value="33.6638655462185" calcext:value-type="float">
            <text:p>33.66386554621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 U jádrem</text:p>
          </table:table-cell>
          <table:table-cell office:value-type="float" office:value="2.81" calcext:value-type="float">
            <text:p>2.81</text:p>
          </table:table-cell>
          <table:table-cell office:value-type="float" office:value="576" calcext:value-type="float">
            <text:p>576</text:p>
          </table:table-cell>
          <table:table-cell table:formula="of:=[.C5]/([.D5]/1000)" office:value-type="float" office:value="4.87847222222222" calcext:value-type="float">
            <text:p>4.87847222222222</text:p>
          </table:table-cell>
          <table:table-cell table:number-columns-repeated="4"/>
          <table:table-cell office:value-type="float" office:value="4.014" calcext:value-type="float">
            <text:p>4.014</text:p>
          </table:table-cell>
          <table:table-cell office:value-type="float" office:value="119" calcext:value-type="float">
            <text:p>119</text:p>
          </table:table-cell>
          <table:table-cell table:formula="of:=[.J5]/([.K5]/1000)" office:value-type="float" office:value="33.7310924369748" calcext:value-type="float">
            <text:p>33.73109243697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 uzavřeným jádrem</text:p>
          </table:table-cell>
          <table:table-cell office:value-type="float" office:value="2.45" calcext:value-type="float">
            <text:p>2.45</text:p>
          </table:table-cell>
          <table:table-cell office:value-type="float" office:value="575" calcext:value-type="float">
            <text:p>575</text:p>
          </table:table-cell>
          <table:table-cell table:formula="of:=[.C6]/([.D6]/1000)" office:value-type="float" office:value="4.26086956521739" calcext:value-type="float">
            <text:p>4.26086956521739</text:p>
          </table:table-cell>
          <table:table-cell table:number-columns-repeated="4"/>
          <table:table-cell office:value-type="float" office:value="3.99" calcext:value-type="float">
            <text:p>3.99</text:p>
          </table:table-cell>
          <table:table-cell office:value-type="float" office:value="118" calcext:value-type="float">
            <text:p>118</text:p>
          </table:table-cell>
          <table:table-cell table:formula="of:=[.J6]/([.K6]/1000)" office:value-type="float" office:value="33.8135593220339" calcext:value-type="float">
            <text:p>33.8135593220339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/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Z/ohm</text:p>
          </table:table-cell>
          <table:table-cell office:value-type="string" calcext:value-type="string">
            <text:p>X_L/ohm</text:p>
          </table:table-cell>
          <table:table-cell office:value-type="string" calcext:value-type="string">
            <text:p>L/H</text:p>
          </table:table-cell>
          <table:table-cell table:number-columns-repeated="2"/>
          <table:table-cell office:value-type="string" calcext:value-type="string">
            <text:p>U/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Z/ohm</text:p>
          </table:table-cell>
          <table:table-cell office:value-type="string" calcext:value-type="string">
            <text:p>X_L/ohm</text:p>
          </table:table-cell>
          <table:table-cell office:value-type="string" calcext:value-type="string">
            <text:p>L/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z jádra</text:p>
          </table:table-cell>
          <table:table-cell office:value-type="float" office:value="3.2" calcext:value-type="float">
            <text:p>3.2</text:p>
          </table:table-cell>
          <table:table-cell office:value-type="float" office:value="587" calcext:value-type="float">
            <text:p>587</text:p>
          </table:table-cell>
          <table:table-cell table:formula="of:=[.C10]/([.D10]/1000)" office:value-type="float" office:value="5.45144804088586" calcext:value-type="float">
            <text:p>5.45144804088586</text:p>
          </table:table-cell>
          <table:table-cell table:formula="of:=SQRT([.E10]^2 - [.E3]^2)" office:value-type="float" office:value="2.38735336764942" calcext:value-type="float">
            <text:p>2.38735336764942</text:p>
          </table:table-cell>
          <table:table-cell table:formula="of:=[.F10]/(2*PI()*[.$C$15])" office:value-type="float" office:value="0.00759918178736977" calcext:value-type="float">
            <text:p>0.00759918178737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23" calcext:value-type="float">
            <text:p>123</text:p>
          </table:table-cell>
          <table:table-cell table:formula="of:=[.$J10]/([.$K10]/1000)" office:value-type="float" office:value="38.2113821138211" calcext:value-type="float">
            <text:p>38.2113821138211</text:p>
          </table:table-cell>
          <table:table-cell table:formula="of:=SQRT([.L10]^2 - [.L3]^2)" office:value-type="float" office:value="18.6815045415871" calcext:value-type="float">
            <text:p>18.6815045415871</text:p>
          </table:table-cell>
          <table:table-cell table:formula="of:=[.M10]/(2*PI()*[.$C$15])" office:value-type="float" office:value="0.0594650758437455" calcext:value-type="float">
            <text:p>0.059465075843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tyčovým jádrem</text:p>
          </table:table-cell>
          <table:table-cell office:value-type="float" office:value="4.2" calcext:value-type="float">
            <text:p>4.2</text:p>
          </table:table-cell>
          <table:table-cell office:value-type="float" office:value="364" calcext:value-type="float">
            <text:p>364</text:p>
          </table:table-cell>
          <table:table-cell table:formula="of:=[.C11]/([.D11]/1000)" office:value-type="float" office:value="11.5384615384615" calcext:value-type="float">
            <text:p>11.5384615384615</text:p>
          </table:table-cell>
          <table:table-cell table:formula="of:=SQRT([.E11]^2 - [.E4]^2)" office:value-type="float" office:value="10.5020035344945" calcext:value-type="float">
            <text:p>10.5020035344945</text:p>
          </table:table-cell>
          <table:table-cell table:formula="of:=[.F11]/(2*PI()*[.$C$15])" office:value-type="float" office:value="0.0334289154976671" calcext:value-type="float">
            <text:p>0.033428915497667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80.9" calcext:value-type="float">
            <text:p>80.9</text:p>
          </table:table-cell>
          <table:table-cell table:formula="of:=[.$J11]/([.$K11]/1000)" office:value-type="float" office:value="51.9159456118665" calcext:value-type="float">
            <text:p>51.9159456118665</text:p>
          </table:table-cell>
          <table:table-cell table:formula="of:=SQRT([.L11]^2 - [.L4]^2)" office:value-type="float" office:value="39.5222667019543" calcext:value-type="float">
            <text:p>39.5222667019543</text:p>
          </table:table-cell>
          <table:table-cell table:formula="of:=[.M11]/(2*PI()*[.$C$15])" office:value-type="float" office:value="0.125803282156245" calcext:value-type="float">
            <text:p>0.125803282156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U jádrem</text:p>
          </table:table-cell>
          <table:table-cell office:value-type="float" office:value="4.5" calcext:value-type="float">
            <text:p>4.5</text:p>
          </table:table-cell>
          <table:table-cell office:value-type="float" office:value="245" calcext:value-type="float">
            <text:p>245</text:p>
          </table:table-cell>
          <table:table-cell table:formula="of:=[.C12]/([.D12]/1000)" office:value-type="float" office:value="18.3673469387755" calcext:value-type="float">
            <text:p>18.3673469387755</text:p>
          </table:table-cell>
          <table:table-cell table:formula="of:=SQRT([.E12]^2 - [.E5]^2)" office:value-type="float" office:value="17.7076238481156" calcext:value-type="float">
            <text:p>17.7076238481156</text:p>
          </table:table-cell>
          <table:table-cell table:formula="of:=[.F12]/(2*PI()*[.$C$15])" office:value-type="float" office:value="0.0563651173167905" calcext:value-type="float">
            <text:p>0.056365117316791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57.3" calcext:value-type="float">
            <text:p>57.3</text:p>
          </table:table-cell>
          <table:table-cell table:formula="of:=[.$J12]/([.$K12]/1000)" office:value-type="float" office:value="73.2984293193717" calcext:value-type="float">
            <text:p>73.2984293193717</text:p>
          </table:table-cell>
          <table:table-cell table:formula="of:=SQRT([.L12]^2 - [.L5]^2)" office:value-type="float" office:value="65.0759029418355" calcext:value-type="float">
            <text:p>65.0759029418355</text:p>
          </table:table-cell>
          <table:table-cell table:formula="of:=[.M12]/(2*PI()*[.$C$15])" office:value-type="float" office:value="0.207143032587231" calcext:value-type="float">
            <text:p>0.207143032587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uzavřeným jádrem</text:p>
          </table:table-cell>
          <table:table-cell office:value-type="float" office:value="4.7" calcext:value-type="float">
            <text:p>4.7</text:p>
          </table:table-cell>
          <table:table-cell office:value-type="float" office:value="22.4" calcext:value-type="float">
            <text:p>22.4</text:p>
          </table:table-cell>
          <table:table-cell table:formula="of:=[.C13]/([.D13]/1000)" office:value-type="float" office:value="209.821428571429" calcext:value-type="float">
            <text:p>209.821428571429</text:p>
          </table:table-cell>
          <table:table-cell table:formula="of:=SQRT([.E13]^2 - [.E6]^2)" office:value-type="float" office:value="209.778161109071" calcext:value-type="float">
            <text:p>209.778161109071</text:p>
          </table:table-cell>
          <table:table-cell table:formula="of:=[.F13]/(2*PI()*[.$C$15])" office:value-type="float" office:value="0.667744625864733" calcext:value-type="float">
            <text:p>0.667744625864733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7.45" calcext:value-type="float">
            <text:p>7.45</text:p>
          </table:table-cell>
          <table:table-cell table:formula="of:=[.$J13]/([.$K13]/1000)" office:value-type="float" office:value="577.181208053691" calcext:value-type="float">
            <text:p>577.181208053691</text:p>
          </table:table-cell>
          <table:table-cell table:formula="of:=SQRT([.L13]^2 - [.L6]^2)" office:value-type="float" office:value="576.189890692551" calcext:value-type="float">
            <text:p>576.189890692551</text:p>
          </table:table-cell>
          <table:table-cell table:formula="of:=[.M13]/(2*PI()*[.$C$15])" office:value-type="float" office:value="1.83406938526597" calcext:value-type="float">
            <text:p>1.8340693852659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53:08.559870540</meta:creation-date>
    <dc:date>2018-11-20T15:48:41.386022924</dc:date>
    <meta:editing-duration>PT10M59S</meta:editing-duration>
    <meta:editing-cycles>2</meta:editing-cycles>
    <meta:generator>LibreOffice/6.1.1.2$Linux_X86_64 LibreOffice_project/10$Build-2</meta:generator>
    <meta:document-statistic meta:table-count="1" meta:cell-count="97" meta:object-count="0"/>
  </office:meta>
</office:document-meta>
</file>